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text-properties fo:font-weight="normal" officeooo:rsid="0004ed31" officeooo:paragraph-rsid="0004ed31" style:font-weight-asian="normal" style:font-weight-complex="normal"/>
    </style:style>
    <style:style style:name="P2" style:family="paragraph" style:parent-style-name="Text_20_body">
      <style:paragraph-properties fo:text-align="start" style:justify-single-word="false"/>
      <style:text-properties fo:font-weight="normal" officeooo:rsid="0006a7f9" officeooo:paragraph-rsid="0006a7f9" style:font-weight-asian="normal" style:font-weight-complex="normal"/>
    </style:style>
    <style:style style:name="P3" style:family="paragraph" style:parent-style-name="Text_20_body">
      <style:paragraph-properties fo:text-align="start" style:justify-single-word="false"/>
      <style:text-properties fo:font-weight="normal" officeooo:rsid="0008adc3" officeooo:paragraph-rsid="0008adc3" style:font-weight-asian="normal" style:font-weight-complex="normal"/>
    </style:style>
    <style:style style:name="P4" style:family="paragraph" style:parent-style-name="Text_20_body">
      <style:paragraph-properties fo:text-align="start" style:justify-single-word="false"/>
      <style:text-properties fo:font-weight="normal" officeooo:rsid="0009bc63" officeooo:paragraph-rsid="0009bc63" style:font-weight-asian="normal" style:font-weight-complex="normal"/>
    </style:style>
    <style:style style:name="P5" style:family="paragraph" style:parent-style-name="Text_20_body">
      <style:paragraph-properties fo:text-align="start" style:justify-single-word="false"/>
      <style:text-properties fo:font-weight="normal" officeooo:rsid="000dc45a" officeooo:paragraph-rsid="000dc45a" style:font-weight-asian="normal" style:font-weight-complex="normal"/>
    </style:style>
    <style:style style:name="P6" style:family="paragraph" style:parent-style-name="Text_20_body">
      <style:paragraph-properties fo:text-align="start" style:justify-single-word="false"/>
      <style:text-properties fo:font-weight="normal" officeooo:rsid="00169257" officeooo:paragraph-rsid="00169257" style:font-weight-asian="normal" style:font-weight-complex="normal"/>
    </style:style>
    <style:style style:name="P7" style:family="paragraph" style:parent-style-name="Text_20_body">
      <style:paragraph-properties fo:text-align="start" style:justify-single-word="false"/>
      <style:text-properties fo:font-weight="normal" officeooo:rsid="0019c6ce" officeooo:paragraph-rsid="0019c6ce" style:font-weight-asian="normal" style:font-weight-complex="normal"/>
    </style:style>
    <style:style style:name="P8" style:family="paragraph" style:parent-style-name="Text_20_body">
      <style:paragraph-properties fo:text-align="start" style:justify-single-word="false"/>
      <style:text-properties fo:font-weight="normal" officeooo:rsid="001d6f70" officeooo:paragraph-rsid="001d6f70" style:font-weight-asian="normal" style:font-weight-complex="normal"/>
    </style:style>
    <style:style style:name="P9" style:family="paragraph" style:parent-style-name="Text_20_body">
      <style:paragraph-properties fo:text-align="start" style:justify-single-word="false"/>
      <style:text-properties fo:font-weight="normal" officeooo:rsid="001eeacd" officeooo:paragraph-rsid="001eeacd" style:font-weight-asian="normal" style:font-weight-complex="normal"/>
    </style:style>
    <style:style style:name="P10" style:family="paragraph" style:parent-style-name="Text_20_body">
      <style:paragraph-properties fo:text-align="start" style:justify-single-word="false"/>
      <style:text-properties fo:font-weight="bold" officeooo:rsid="0012c871" officeooo:paragraph-rsid="0012c871" style:font-weight-asian="bold" style:font-weight-complex="bold"/>
    </style:style>
    <style:style style:name="P11" style:family="paragraph" style:parent-style-name="Text_20_body">
      <style:paragraph-properties fo:text-align="start" style:justify-single-word="false"/>
      <style:text-properties fo:font-weight="bold" officeooo:rsid="0014aa24" officeooo:paragraph-rsid="0014aa24" style:font-weight-asian="bold" style:font-weight-complex="bold"/>
    </style:style>
    <style:style style:name="P12" style:family="paragraph" style:parent-style-name="Text_20_body">
      <style:paragraph-properties fo:text-align="start" style:justify-single-word="false"/>
      <style:text-properties fo:font-weight="bold" officeooo:rsid="0007dd4c" officeooo:paragraph-rsid="0007dd4c" style:font-weight-asian="bold" style:font-weight-complex="bold"/>
    </style:style>
    <style:style style:name="P13" style:family="paragraph" style:parent-style-name="Text_20_body">
      <style:paragraph-properties fo:text-align="start" style:justify-single-word="false"/>
      <style:text-properties fo:font-weight="bold" officeooo:rsid="0022f1d0" officeooo:paragraph-rsid="0022f1d0" style:font-weight-asian="bold" style:font-weight-complex="bold"/>
    </style:style>
    <style:style style:name="P14" style:family="paragraph" style:parent-style-name="Text_20_body">
      <style:paragraph-properties fo:text-align="start" style:justify-single-word="false" fo:break-before="page"/>
      <style:text-properties fo:font-weight="bold" officeooo:rsid="0019c6ce" officeooo:paragraph-rsid="0019c6ce" style:font-weight-asian="bold" style:font-weight-complex="bold"/>
    </style:style>
    <style:style style:name="P15" style:family="paragraph" style:parent-style-name="Text_20_body">
      <style:paragraph-properties fo:margin-left="0.794cm" fo:margin-right="0cm" fo:margin-top="0cm" fo:margin-bottom="0.318cm" style:contextual-spacing="false" style:line-height-at-least="0.635cm" fo:widows="1" fo:text-indent="-0.794cm" style:auto-text-indent="false"/>
      <style:text-properties fo:font-variant="normal" fo:text-transform="none" fo:color="#000000" style:font-name="Times New Roman" fo:font-size="14pt" fo:letter-spacing="normal" fo:font-style="normal" fo:font-weight="normal"/>
    </style:style>
    <style:style style:name="P16" style:family="paragraph" style:parent-style-name="Heading_20_1">
      <style:paragraph-properties fo:text-align="center" style:justify-single-word="false"/>
      <style:text-properties officeooo:rsid="0004ed31" officeooo:paragraph-rsid="0004ed31"/>
    </style:style>
    <style:style style:name="P17" style:family="paragraph" style:parent-style-name="Heading_20_2">
      <style:paragraph-properties fo:text-align="center" style:justify-single-word="false"/>
      <style:text-properties officeooo:rsid="0004ed31" officeooo:paragraph-rsid="0004ed31"/>
    </style:style>
    <style:style style:name="P18" style:family="paragraph" style:parent-style-name="Heading_20_2">
      <style:paragraph-properties fo:break-before="page"/>
    </style:style>
    <style:style style:name="P19" style:family="paragraph" style:parent-style-name="Heading_20_3">
      <style:paragraph-properties fo:text-align="center" style:justify-single-word="false"/>
      <style:text-properties officeooo:rsid="0004ed31" officeooo:paragraph-rsid="0004ed31"/>
    </style:style>
    <style:style style:name="P20" style:family="paragraph" style:parent-style-name="Footer">
      <style:text-properties officeooo:rsid="0004ed31" officeooo:paragraph-rsid="0004ed31"/>
    </style:style>
    <style:style style:name="P21" style:family="paragraph" style:parent-style-name="Header">
      <style:text-properties officeooo:rsid="0004ed31" officeooo:paragraph-rsid="0004ed31"/>
    </style:style>
    <style:style style:name="T1" style:family="text">
      <style:text-properties officeooo:rsid="000862af"/>
    </style:style>
    <style:style style:name="T2" style:family="text">
      <style:text-properties officeooo:rsid="000bb869"/>
    </style:style>
    <style:style style:name="T3" style:family="text">
      <style:text-properties officeooo:rsid="000e4ebd"/>
    </style:style>
    <style:style style:name="T4" style:family="text">
      <style:text-properties officeooo:rsid="0016e1b6"/>
    </style:style>
    <style:style style:name="T5" style:family="text">
      <style:text-properties officeooo:rsid="001a7bc7"/>
    </style:style>
    <style:style style:name="T6" style:family="text">
      <style:text-properties officeooo:rsid="001ae4f2"/>
    </style:style>
    <style:style style:name="T7" style:family="text">
      <style:text-properties officeooo:rsid="001af124"/>
    </style:style>
    <style:style style:name="T8" style:family="text">
      <style:text-properties officeooo:rsid="001e3aa8"/>
    </style:style>
    <style:style style:name="T9" style:family="text">
      <style:text-properties officeooo:rsid="001ee9d6"/>
    </style:style>
    <style:style style:name="T10" style:family="text">
      <style:text-properties fo:font-style="italic"/>
    </style:style>
    <style:style style:name="T11" style:family="text">
      <style:text-properties officeooo:rsid="00209fca"/>
    </style:style>
    <style:style style:name="T12" style:family="text">
      <style:text-properties officeooo:rsid="00245f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h text:style-name="P16" text:outline-level="1">Computer Communication</text:h>
      <text:h text:style-name="P17" text:outline-level="2">Assignment Report</text:h>
      <text:h text:style-name="P19" text:outline-level="3" text:restart-numbering="true" text:start-value="-1">Tim Cochrane </text:h>
      <text:h text:style-name="P19" text:outline-level="3">17766247</text:h>
      <text:p text:style-name="P14">Algorithm Choice</text:p>
      <text:p text:style-name="P7">My program implements a Go-Back-N sliding window. The reason I picked this sliding window was it is by far the simplest. <text:span text:style-name="T5">It sends</text:span> an acknowledgement when the next <text:span text:style-name="T6">expected </text:span>sequence number is received. If the <text:span text:style-name="T7">correct</text:span> sequence number is not received the receiver will simply wait for the time-out to occur on the sender. <text:span text:style-name="T5">Once the sender times out it will resend the oldest packet in the window which has yet to be acknowledged. While this method is not as fast as something like selective repeat, it is easy to understand and implement making is a good choice for learning a new bit of software, cnet.</text:span></text:p>
      <text:p text:style-name="P8">The other choice would be Selective Reject which would be a far more efficient algorithm as it only request specific frames that were lost/corrupted. <text:span text:style-name="T8">Unfortunately it’s significantly more complex to implement requiring the receiver to handle random orders of frames and still be able to work out which frames were missing. Because we are running this protocol within a simulation high efficiency is not a major priority and it is not all that detrimental to use Go-Back-N.</text:span></text:p>
      <text:p text:style-name="P12">Organisation/<text:span text:style-name="T1">Structure</text:span> of the program</text:p>
      <text:p text:style-name="P1">When implementing the sliding window protocol in my assignment I tried to match my functions around the OSI model. When passing to a layer from above functions have a suffix of _down() while passing from below have a suffix of _ready(). Down is describing it leaving the senders stack while ready is telling the receives layers that a new message/packet/frame is ready to be processed. <text:span text:style-name="T11">My program started as the stop and wait example provided in lab 3, from which I changed into a stop and wait with multiple nodes and finally converted into a sliding window with multiple nodes.</text:span></text:p>
      <text:p text:style-name="P2">The frame structure is the core of the program, it contains all the information that is passed between layers. When a node is sending a new message the initial frame is created at the application_down() function, as it’s passed down each layer will only change things that a relevant for it’s own layer. For example the application_down() function will only fill in the destination address, message data and length of the message. By the time it makes it’s way down to the lowest layer, the physical, it will have all of it’s information filled in and valid ready to be sent.</text:p>
      <text:p text:style-name="P3">The program doesn’t use any dynamically allocated variables for frames and as such the size of every frame structure is the same. This means that when calculating the size of any frame the program will simple look at the size of the initial structure. Because the length of the message is not consistent the frame stores an integer within it that keeps track of how large the message field is. Any values after this length is garbage that hasn’t been allocated. </text:p>
      <text:p text:style-name="P4">When implementing the sliding window portion of the protocol I also tried to not use dynamically allocated variables. Because of this I have created, at each node, a two dimensional frame array with a length and width of max_links, the largest number of links on any node, and max_window. <text:span text:style-name="T2">Each node is able to have any number of links up to max_links with any link having a window size up to max_window. Too restrict the size of the array relative to each node, an integer windowSize is kept to store the size of the window for that node. Another integer array of size max_links is kept to </text:span><text:soft-page-break/><text:span text:style-name="T2">maintain a running tally of how many cells of the window are currently occupied. With this an the windowSize variable the program can quickly check the windows utilization without having to loop through each value.</text:span></text:p>
      <text:p text:style-name="P5">Keeping track of the sequence numbers two more integer arrays are stored, again of size max_links. <text:s/>We require two arrays to store these sequence numbers because the links are not directional and information can flow both ways across any link. <text:span text:style-name="T3">The sequence number starts at zero and increments up to a value of windowSize in my program, this should preferably be changed to something slightly larger to help prevent and overruns, the default is 2^(windowSize) – 1. Once the sequence number reaches the upper limit it will roll back over to zero.</text:span></text:p>
      <text:p text:style-name="P10">Design Issues Faced</text:p>
      <text:p text:style-name="P6">The first major issue I encountered while trying to implement the sliding window protocol was the way that information was being passed around between functions. Initially I created a structure for each different type of information, message/packet/frame, and dynamically created them as required. This meant that I had to pass pointers through the functions which quickly became hard to track as the network grew. Even when the pointers managed to be passed correctly I had a major issue of the message being corrupted on the other side. I suspected that when I copied the structures between various portions of memory(in and out of other structs) there must have been some discrepancies in the lengths and more or less chars were being added/removed. <text:span text:style-name="T4">To solve this issue I simply created a single frame structure which is passed as value between all the functions. This made it far easier to trace where things were being changed and prevented issues with memcpy().</text:span></text:p>
      <text:p text:style-name="P11">Currently known issues</text:p>
      <text:p text:style-name="P7">On larger networks such as the 7 node network we were provided my program will sometimes lose sync of the sequence numbers it requires. Once this happens the nodes get into an infinite loop of timing. <text:span text:style-name="T9">When running on the smaller test topology the program will run without any issues almost indefinitely.</text:span></text:p>
      <text:h text:style-name="P18" text:outline-level="2">References</text:h>
      <text:p text:style-name="P15">"Selective Repeat / Go Back N". 2016. <text:span text:style-name="T10">Ccs-Labs.Org</text:span>. http://www.ccs-labs.org/teaching/rn/animations/gbn_sr/.</text:p>
      <text:p text:style-name="P15">"Sliding Window Protocol". 2016. <text:span text:style-name="T10">Ecomputernotes.Com</text:span>. http://ecomputernotes.com/computernetworkingnotes/communication-networks/sliding-window-protocol.</text:p>
      <text:p text:style-name="P15">Tanenbaum, Andrew S and D Wetherall. 2011. <text:span text:style-name="T10">Computer Networks</text:span>. Boston: Pearson Prentice Hall.</text:p>
      <text:p text:style-name="P15">"The Cnet Network Simulator (V3.3.3)". 2016. <text:span text:style-name="T10">Csse.Uwa.Edu.Au</text:span>. http://www.csse.uwa.edu.au/cne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ed31" officeooo:paragraph-rsid="0004ed31"/>
    </style:style>
    <style:style style:name="MP2" style:family="paragraph" style:parent-style-name="Footer">
      <style:text-properties officeooo:rsid="0004ed31" officeooo:paragraph-rsid="0004ed3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office:automatic-styles>
  <office:master-styles>
    <style:master-page style:name="Standard" style:page-layout-name="Mpm1">
      <style:header>
        <text:p text:style-name="MP1">Computer Communications: Assignment Report</text:p>
      </style:header>
      <style:footer>
        <text:p text:style-name="MP2">Tim Cochrane (1776624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17766247 </meta:initial-creator>
    <meta:creation-date>2016-05-23T05:49:33.900230842</meta:creation-date>
    <dc:date>2016-05-23T07:49:41.042224830</dc:date>
    <dc:creator>17766247 </dc:creator>
    <meta:editing-duration>PT1H48M44S</meta:editing-duration>
    <meta:editing-cycles>39</meta:editing-cycles>
    <meta:generator>LibreOffice/4.2.8.2$Linux_x86 LibreOffice_project/420$Build-2</meta:generator>
    <meta:document-statistic meta:table-count="0" meta:image-count="0" meta:object-count="0" meta:page-count="4" meta:paragraph-count="24" meta:word-count="972" meta:character-count="5979" meta:non-whitespace-character-count="5027"/>
  </office:meta>
</office:document-meta>
</file>